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04mm"/>
    </style:style>
    <style:style style:name="co3" style:family="table-column">
      <style:table-column-properties fo:break-before="auto" style:column-width="15.13mm"/>
    </style:style>
    <style:style style:name="co4" style:family="table-column">
      <style:table-column-properties fo:break-before="auto" style:column-width="8.34mm"/>
    </style:style>
    <style:style style:name="co5" style:family="table-column">
      <style:table-column-properties fo:break-before="auto" style:column-width="126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2.01pt solid #000000" fo:border-right="0.74pt solid #000000" fo:border-top="2.01pt solid #000000"/>
    </style:style>
    <style:style style:name="ce2" style:family="table-cell" style:parent-style-name="Default">
      <style:table-cell-properties fo:border-bottom="0.74pt solid #000000" fo:border-left="2.01pt solid #000000" fo:border-right="0.74pt solid #000000" fo:border-top="0.74pt solid #000000"/>
    </style:style>
    <style:style style:name="ce3" style:family="table-cell" style:parent-style-name="Default">
      <style:table-cell-properties fo:border-bottom="2.01pt solid #000000" fo:border-left="2.01pt solid #000000" fo:border-right="0.74pt solid #000000" fo:border-top="0.74pt solid #000000"/>
    </style:style>
    <style:style style:name="ce4" style:family="table-cell" style:parent-style-name="Default">
      <style:table-cell-properties fo:border-bottom="0.74pt solid #000000" fo:border-left="0.74pt solid #000000" fo:border-right="0.74pt solid #000000" fo:border-top="2.01pt solid #000000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border-bottom="2.01pt solid #000000" fo:border-left="0.74pt solid #000000" fo:border-right="0.74pt solid #000000" fo:border-top="0.74pt solid #000000"/>
    </style:style>
    <style:style style:name="ce7" style:family="table-cell" style:parent-style-name="Default">
      <style:table-cell-properties fo:border-bottom="0.74pt solid #000000" fo:border-left="0.74pt solid #000000" fo:border-right="2.01pt solid #000000" fo:border-top="2.01pt solid #000000"/>
    </style:style>
    <style:style style:name="ce8" style:family="table-cell" style:parent-style-name="Default">
      <style:table-cell-properties fo:border-bottom="0.74pt solid #000000" fo:border-left="0.74pt solid #000000" fo:border-right="2.01pt solid #000000" fo:border-top="0.74pt solid #000000"/>
    </style:style>
    <style:style style:name="ce9" style:family="table-cell" style:parent-style-name="Default">
      <style:table-cell-properties fo:border-bottom="2.01pt solid #000000" fo:border-left="0.74pt solid #000000" fo:border-right="2.01pt solid #000000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number-columns-repeated="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#: Run Selection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#: Kernel upgrade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#: Repositories update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#: Repositories upgrade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#: Install additional basic utilties and applications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#: Install my selection of Universe applications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#: Install and configure Flatpak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#: Setup the home directories to link to the data disk directories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#: Install KDE Desktop from backports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#: Upgrae KDE to Beta KDE on backports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#: Placeholder for KDE Desktop settings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#: Install Gnome Desktop from backports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#: Gnome Settings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#: ownCloudClient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#: Dropbox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#: inSync for GoogleDriv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#: submenuUtils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#: Latte Dock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#: Doublecmd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#: FreeFileSync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#: Powerline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#: Bleachbit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#: Bitwarden Password Manager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#: Stacer Linux system info and cleaner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#: Etcher USB Loader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#: UNetbootin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#: Y-PPA Manager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#: bootRepair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#: rEFInd Boot Manager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#: Install extra font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#: submenuInternet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#: Google Chrome browser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#: Opera browser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#: Thunderbird email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#: Mailspring desktop email client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#: Evolution email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#: Skype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#: Winds RSS Reader and Podcast application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#: submenuApps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#: Favorite Book Reader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#: Calibre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#: KMyMoney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#: Anbox - Android Box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#: LibreCAD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#: submenuDev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#: Install Development Apps and IDEs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#: Git</text:p>
          </table:table-cell>
          <table:table-cell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#: Bashdb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#: PyCharm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#: Visual Studio Code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#: Brackets IDE</text:p>
          </table:table-cell>
          <table:table-cell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#: Postman</text:p>
          </table:table-cell>
          <table:table-cell table:number-columns-repeated="2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#: AsciiDoc</text:p>
          </table:table-cell>
          <table:table-cell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#: Oracle Java Latest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#: Oracle Java 8</text:p>
          </table:table-cell>
          <table:table-cell table:number-columns-repeated="2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#: Oracle Java 9</text:p>
          </table:table-cell>
          <table:table-cell table:number-columns-repeated="2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#: Add Ruby Repositorie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#: submenuPhoto</text:p>
          </table:table-cell>
          <table:table-cell table:number-columns-repeated="2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#: Photography Apps</text:p>
          </table:table-cell>
          <table:table-cell table:number-columns-repeated="2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#: Variety</text:p>
          </table:table-cell>
          <table:table-cell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#: Digikam</text:p>
          </table:table-cell>
          <table:table-cell table:number-columns-repeated="2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#: Darktable</text:p>
          </table:table-cell>
          <table:table-cell table:number-columns-repeated="2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#: RapidPhotoDownloader</text:p>
          </table:table-cell>
          <table:table-cell table:number-columns-repeated="2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#: Image Editing Applications</text:p>
          </table:table-cell>
          <table:table-cell table:number-columns-repeated="2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#: Inkscap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#: submenuMedia</text:p>
          </table:table-cell>
          <table:table-cell table:number-columns-repeated="2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#: Music and Video Applications</text:p>
          </table:table-cell>
          <table:table-cell table:number-columns-repeated="2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#: Google Play Music Desktop Player</text:p>
          </table:table-cell>
          <table:table-cell table:number-columns-repeated="2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#: Spotify</text:p>
          </table:table-cell>
          <table:table-cell table:number-columns-repeated="2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#: Kodi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#: submenuVirtualization</text:p>
          </table:table-cell>
          <table:table-cell table:number-columns-repeated="2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#: Docker</text:p>
          </table:table-cell>
          <table:table-cell table:number-columns-repeated="2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#: Setup for a VirtualBox guest</text:p>
          </table:table-cell>
          <table:table-cell table:number-columns-repeated="2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#: VirtualBox Host</text:p>
          </table:table-cell>
          <table:table-cell table:number-columns-repeated="2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#: Setup for a Vmware guest</text:p>
          </table:table-cell>
          <table:table-cell table:number-columns-repeated="2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#: Vagrant</text:p>
          </table:table-cell>
          <table:table-cell table:number-columns-repeated="2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#: KVM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#: submenuOther</text:p>
          </table:table-cell>
          <table:table-cell table:number-columns-repeated="2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#: Laptop Display Drivers for Intel en Nvidia</text:p>
          </table:table-cell>
          <table:table-cell table:number-columns-repeated="2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#: DisplayLink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#: submenuSetting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#: Toggle No Questions ask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#: Toggle noCurrentReleaseRepo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#: Create test data directories on data drive.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#: Set options for an Ubuntu Beta install with PPA references to a</text:p>
          </table:table-cell>
          <table:table-cell office:value-type="string" calcext:value-type="string">
            <text:p><text:s/>previous v</text:p>
          </table:table-cell>
          <table:table-cell office:value-type="string" calcext:value-type="string">
            <text:p>ersion.</text:p>
          </table:table-cell>
        </table:table-row>
      </table:table>
      <table:table table:name="Sheet1" table:style-name="ta1">
        <table:table-column table:style-name="co2" table:default-cell-style-name="ce2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8"/>
        <table:table-row table:style-name="ro1">
          <table:table-cell table:style-name="ce1" office:value-type="string" calcext:value-type="string">
            <text:p>Cat Name</text:p>
          </table:table-cell>
          <table:table-cell table:style-name="ce4" office:value-type="string" calcext:value-type="string">
            <text:p>Cat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N</text:p>
          </table:table-cell>
          <table:table-cell table:style-name="ce7" office:value-type="string" calcext:value-type="string">
            <text:p>Option</text:p>
          </table:table-cell>
        </table:table-row>
        <table:table-row table:style-name="ro1">
          <table:table-cell office:value-type="string" calcext:value-type="string">
            <text:p>Setting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Exit</text:p>
          </table:table-cell>
        </table:table-row>
        <table:table-row table:style-name="ro1"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n Selection</text:p>
          </table:table-cell>
        </table:table-row>
        <table:table-row table:style-name="ro1"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ggle No Questions asked</text:p>
          </table:table-cell>
        </table:table-row>
        <table:table-row table:style-name="ro1"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ggle noCurrentReleaseRepo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Beta Release toggle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Kernel upgrade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Repositories update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Repositories upgrade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Install additional basic utilties and applications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stall my selection of Universe applications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Install and configure Flatpak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etup the home directories to link to the data disk directories</text:p>
          </table:table-cell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reate test data directories on data drive.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Install KDE Desktop from backports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Upgrae KDE to Beta KDE on backports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Placeholder for KDE Desktop settings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Install Gnome Desktop from backports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Gnome Settings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ownCloudClient</text:p>
          </table:table-cell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Dropbox</text:p>
          </table:table-cell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inSync for GoogleDrive</text:p>
          </table:table-cell>
        </table:table-row>
        <table:table-row table:style-name="ro1">
          <table:table-cell table:number-columns-repeated="3"/>
          <table:table-cell office:value-type="float" office:value="181" calcext:value-type="float">
            <text:p>181</text:p>
          </table:table-cell>
          <table:table-cell office:value-type="string" calcext:value-type="string">
            <text:p>NordVPN Setup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Set options for an Ubuntu Beta install with PPA references to a previous version.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Utils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Latte Dock</text:p>
          </table:table-cell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Doublecmd</text:p>
          </table:table-cell>
        </table:table-row>
        <table:table-row table:style-name="ro1"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FreeFileSync</text:p>
          </table:table-cell>
        </table:table-row>
        <table:table-row table:style-name="ro1">
          <table:table-cell table:number-columns-repeated="2"/>
          <table:table-cell office:value-type="float" office:value="129" calcext:value-type="float">
            <text:p>129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Powerline</text:p>
          </table:table-cell>
        </table:table-row>
        <table:table-row table:style-name="ro1">
          <table:table-cell table:number-columns-repeated="3"/>
          <table:table-cell office:value-type="float" office:value="222" calcext:value-type="float">
            <text:p>222</text:p>
          </table:table-cell>
          <table:table-cell office:value-type="string" calcext:value-type="string">
            <text:p>Bleachbit</text:p>
          </table:table-cell>
        </table:table-row>
        <table:table-row table:style-name="ro1"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Bitwarden Password Manager</text:p>
          </table:table-cell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Stacer Linux system info and cleaner</text:p>
          </table:table-cell>
        </table:table-row>
        <table:table-row table:style-name="ro1"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Etcher USB Loader</text:p>
          </table:table-cell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UNetbootin</text:p>
          </table:table-cell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Y-PPA Manager</text:p>
          </table:table-cell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bootRepair</text:p>
          </table:table-cell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rEFInd Boot Manager</text:p>
          </table:table-cell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Install extra font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ternet &amp; email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Google Chrome browser</text:p>
          </table:table-cell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Opera browser</text:p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Thunderbird email</text:p>
          </table:table-cell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Evolution email</text:p>
          </table:table-cell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Mailspring desktop email client</text:p>
          </table:table-cell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kype</text:p>
          </table:table-cell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Winds RSS Reader and Podcast application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pps</text:p>
          </table:table-cell>
          <table:table-cell office:value-type="float" office:value="400" calcext:value-type="float">
            <text:p>40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21" calcext:value-type="float">
            <text:p>421</text:p>
          </table:table-cell>
          <table:table-cell office:value-type="string" calcext:value-type="string">
            <text:p>Favorite Book Reader</text:p>
          </table:table-cell>
        </table:table-row>
        <table:table-row table:style-name="ro1"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Calibre</text:p>
          </table:table-cell>
        </table:table-row>
        <table:table-row table:style-name="ro1"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Anbox - Android Box</text:p>
          </table:table-cell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LibreCAD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evelopment</text:p>
          </table:table-cell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Install Development Apps and IDEs</text:p>
          </table:table-cell>
        </table:table-row>
        <table:table-row table:style-name="ro1"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t</text:p>
          </table:table-cell>
        </table:table-row>
        <table:table-row table:style-name="ro1"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Bashdb</text:p>
          </table:table-cell>
        </table:table-row>
        <table:table-row table:style-name="ro1"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PyCharm</text:p>
          </table:table-cell>
        </table:table-row>
        <table:table-row table:style-name="ro1"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Visual Studio Code</text:p>
          </table:table-cell>
        </table:table-row>
        <table:table-row table:style-name="ro1"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Brackets IDE</text:p>
          </table:table-cell>
        </table:table-row>
        <table:table-row table:style-name="ro1">
          <table:table-cell table:number-columns-repeated="2"/>
          <table:table-cell office:value-type="float" office:value="307" calcext:value-type="float">
            <text:p>307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Postman</text:p>
          </table:table-cell>
        </table:table-row>
        <table:table-row table:style-name="ro1"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AsciiDoc</text:p>
          </table:table-cell>
        </table:table-row>
        <table:table-row table:style-name="ro1"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Oracle Java Latest</text:p>
          </table:table-cell>
        </table:table-row>
        <table:table-row table:style-name="ro1"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Oracle Java 8</text:p>
          </table:table-cell>
        </table:table-row>
        <table:table-row table:style-name="ro1"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Oracle Java 9</text:p>
          </table:table-cell>
        </table:table-row>
        <table:table-row table:style-name="ro1"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Add Ruby Repositorie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hoto &amp; Image</text:p>
          </table:table-cell>
          <table:table-cell office:value-type="float" office:value="600" calcext:value-type="float">
            <text:p>6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Photography Apps</text:p>
          </table:table-cell>
        </table:table-row>
        <table:table-row table:style-name="ro1"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Variety</text:p>
          </table:table-cell>
        </table:table-row>
        <table:table-row table:style-name="ro1"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Digikam</text:p>
          </table:table-cell>
        </table:table-row>
        <table:table-row table:style-name="ro1"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Darktable</text:p>
          </table:table-cell>
        </table:table-row>
        <table:table-row table:style-name="ro1"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RapidPhotoDownloader</text:p>
          </table:table-cell>
        </table:table-row>
        <table:table-row table:style-name="ro1"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Image Editing Applications</text:p>
          </table:table-cell>
        </table:table-row>
        <table:table-row table:style-name="ro1"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Inkscap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usic &amp; Video</text:p>
          </table:table-cell>
          <table:table-cell office:value-type="float" office:value="700" calcext:value-type="float">
            <text:p>7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Music and Video Applications</text:p>
          </table:table-cell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Google Play Music Desktop Player</text:p>
          </table:table-cell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Spotify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Virtualization</text:p>
          </table:table-cell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Docker</text:p>
          </table:table-cell>
        </table:table-row>
        <table:table-row table:style-name="ro1"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Setup for a VirtualBox guest</text:p>
          </table:table-cell>
        </table:table-row>
        <table:table-row table:style-name="ro1"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822" calcext:value-type="float">
            <text:p>822</text:p>
          </table:table-cell>
          <table:table-cell office:value-type="string" calcext:value-type="string">
            <text:p>VirtualBox Host</text:p>
          </table:table-cell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Setup for a Vmware guest</text:p>
          </table:table-cell>
        </table:table-row>
        <table:table-row table:style-name="ro1"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851" calcext:value-type="float">
            <text:p>851</text:p>
          </table:table-cell>
          <table:table-cell office:value-type="string" calcext:value-type="string">
            <text:p>Vagrant</text:p>
          </table:table-cell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881" calcext:value-type="float">
            <text:p>881</text:p>
          </table:table-cell>
          <table:table-cell office:value-type="string" calcext:value-type="string">
            <text:p>KVM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ther</text:p>
          </table:table-cell>
          <table:table-cell office:value-type="float" office:value="900" calcext:value-type="float">
            <text:p>9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911" calcext:value-type="float">
            <text:p>911</text:p>
          </table:table-cell>
          <table:table-cell office:value-type="string" calcext:value-type="string">
            <text:p>Laptop Display Drivers for Intel en Nvidia</text:p>
          </table:table-cell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DisplayLink</text:p>
          </table:table-cell>
        </table:table-row>
        <table:table-row table:style-name="ro1">
          <table:table-cell table:style-name="ce3"/>
          <table:table-cell table:style-name="ce6" table:number-columns-repeated="3"/>
          <table:table-cell table:style-name="ce9"/>
        </table:table-row>
      </table:table>
      <table:named-expressions/>
      <table:database-ranges>
        <table:database-range table:name="__Anonymous_Sheet_DB__1" table:target-range-address="Sheet1.D1:Sheet1.E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9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7">0000/00/00</text:date>, <text:time style:data-style-name="N2" text:time-value="09:52:10.3851781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1T11:13:19.742622801</meta:creation-date>
    <dc:date>2019-03-27T09:54:31.500826394</dc:date>
    <meta:editing-duration>PT14H14M2S</meta:editing-duration>
    <meta:editing-cycles>9</meta:editing-cycles>
    <meta:generator>LibreOffice/6.1.5.2$Linux_X86_64 LibreOffice_project/10$Build-2</meta:generator>
    <meta:print-date>2018-11-21T12:54:26.966922771</meta:print-date>
    <meta:document-statistic meta:table-count="2" meta:cell-count="413" meta:object-count="0"/>
  </office:meta>
</office:document-meta>
</file>